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1.47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LIEU ACQUIS</text:p>
          </table:table-cell>
          <table:table-cell table:style-name="ce1" office:value-type="string">
            <text:p>SCENE</text:p>
          </table:table-cell>
          <table:table-cell table:style-name="ce1" office:value-type="string">
            <text:p>DISQU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3D ARCH</text:p>
          </table:table-cell>
          <table:table-cell office:value-type="string">
            <text:p>NET</text:p>
          </table:table-cell>
          <table:table-cell office:value-type="string">
            <text:p>Urbain</text:p>
          </table:table-cell>
          <table:table-cell office:value-type="float" office:value="3">
            <text:p>3</text:p>
          </table:table-cell>
          <table:table-cell office:value-type="date" office:date-value="2011-02-10">
            <text:p>10/02/11</text:p>
          </table:table-cell>
          <table:table-cell table:number-columns-repeated="1019"/>
        </table:table-row>
        <table:table-row table:style-name="ro1">
          <table:table-cell office:value-type="string">
            <text:p>GarenneV2</text:p>
          </table:table-cell>
          <table:table-cell office:value-type="string">
            <text:p>Louvre</text:p>
          </table:table-cell>
          <table:table-cell office:value-type="string">
            <text:p>Plaquette</text:p>
          </table:table-cell>
          <table:table-cell office:value-type="float" office:value="3">
            <text:p>3</text:p>
          </table:table-cell>
          <table:table-cell office:value-type="date" office:date-value="2011-04-28">
            <text:p>28/04/11</text:p>
          </table:table-cell>
          <table:table-cell office:value-type="string">
            <text:p>Plaquette-Garenne-V2/</text:p>
          </table:table-cell>
          <table:table-cell table:number-columns-repeated="1018"/>
        </table:table-row>
        <table:table-row table:style-name="ro1">
          <table:table-cell office:value-type="string">
            <text:p>Louvre-1</text:p>
          </table:table-cell>
          <table:table-cell office:value-type="string">
            <text:p>Louvre</text:p>
          </table:table-cell>
          <table:table-cell office:value-type="string">
            <text:p>Tableaux</text:p>
          </table:table-cell>
          <table:table-cell office:value-type="float" office:value="2">
            <text:p>2</text:p>
          </table:table-cell>
          <table:table-cell office:value-type="date" office:date-value="2010-08-20">
            <text:p>20/08/10</text:p>
          </table:table-cell>
          <table:table-cell office:value-type="string">
            <text:p>Louvre-Tableau</text:p>
          </table:table-cell>
          <table:table-cell office:value-type="string">
            <text:p>Visible et UV, Pano</text:p>
          </table:table-cell>
          <table:table-cell table:number-columns-repeated="1017"/>
        </table:table-row>
        <table:table-row table:style-name="ro1">
          <table:table-cell office:value-type="string">
            <text:p>Terre Planchon</text:p>
          </table:table-cell>
          <table:table-cell office:value-type="string">
            <text:p>Hanoi</text:p>
          </table:table-cell>
          <table:table-cell office:value-type="string">
            <text:p>T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lanchon/HANOI</text:p>
          </table:table-cell>
          <table:table-cell table:number-columns-repeated="101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9/05/2011</text:date>, <text:time>12:2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 Pierrot-Deseilligny</meta:initial-creator>
    <meta:creation-date>2011-04-28T17:51:16</meta:creation-date>
    <dc:date>2011-05-09T12:21:52</dc:date>
    <dc:creator>Marc Pierrot-Deseilligny</dc:creator>
    <meta:editing-duration>PT00H12M26S</meta:editing-duration>
    <meta:editing-cycles>3</meta:editing-cycles>
    <meta:generator>OpenOffice.org/3.1$Unix OpenOffice.org_project/310m19$Build-9420</meta:generator>
    <meta:document-statistic meta:table-count="3" meta:cell-count="30" meta:object-count="0"/>
  </office:meta>
</office:document-meta>
</file>